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onverter.handleError( Class type , Object value , Throwable caus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AbstractConverter.convertToString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verter.handleMissing( Class typ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AbstractConverter.getDefault( Class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Converter.AbstractConverter( Objec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verter.convert( Class type , Object valu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">
            <text:p text:style-name="Table_20_Contents">4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AbstractConverter.lo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Converter.primitive( Class typ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bstractConverter.isUse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verter.setDefaultValue( Object default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Converter.Abstract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Converter.convertArray( Object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bstractConvert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verter.toString( Class typ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